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  <table:table-cell office:value-type="string" calcext:value-type="string">
            <text:p>sdfsdf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22:18:52.2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6S</meta:editing-duration>
    <meta:editing-cycles>7</meta:editing-cycles>
    <meta:generator>LibreOffice/5.4.3.2$Windows_X86_64 LibreOffice_project/92a7159f7e4af62137622921e809f8546db437e5</meta:generator>
    <dc:date>2018-08-30T22:18:59.180000000</dc:date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